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4.249cm" style:rel-column-width="16368*"/>
    </style:style>
    <style:style style:name="Tabla6.C" style:family="table-column">
      <style:table-column-properties style:column-width="2.561cm" style:rel-column-width="9865*"/>
    </style:style>
    <style:style style:name="Tabla6.D" style:family="table-column">
      <style:table-column-properties style:column-width="5.953cm" style:rel-column-width="22934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4.249cm" style:rel-column-width="16368*"/>
    </style:style>
    <style:style style:name="Tabla7.C" style:family="table-column">
      <style:table-column-properties style:column-width="2.561cm" style:rel-column-width="9865*"/>
    </style:style>
    <style:style style:name="Tabla7.D" style:family="table-column">
      <style:table-column-properties style:column-width="5.953cm" style:rel-column-width="22934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4.249cm" style:rel-column-width="16368*"/>
    </style:style>
    <style:style style:name="Tabla1.C" style:family="table-column">
      <style:table-column-properties style:column-width="2.561cm" style:rel-column-width="9865*"/>
    </style:style>
    <style:style style:name="Tabla1.D" style:family="table-column">
      <style:table-column-properties style:column-width="5.953cm" style:rel-column-width="2293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4.249cm" style:rel-column-width="16368*"/>
    </style:style>
    <style:style style:name="Tabla11.C" style:family="table-column">
      <style:table-column-properties style:column-width="2.561cm" style:rel-column-width="9865*"/>
    </style:style>
    <style:style style:name="Tabla11.D" style:family="table-column">
      <style:table-column-properties style:column-width="5.953cm" style:rel-column-width="22934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4.249cm" style:rel-column-width="16368*"/>
    </style:style>
    <style:style style:name="Tabla4.C" style:family="table-column">
      <style:table-column-properties style:column-width="2.614cm" style:rel-column-width="10069*"/>
    </style:style>
    <style:style style:name="Tabla4.D" style:family="table-column">
      <style:table-column-properties style:column-width="5.9cm" style:rel-column-width="22730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2.614cm" style:rel-column-width="10069*"/>
    </style:style>
    <style:style style:name="Tabla3.D" style:family="table-column">
      <style:table-column-properties style:column-width="5.9cm" style:rel-column-width="22730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49cm" style:rel-column-width="16368*"/>
    </style:style>
    <style:style style:name="Tabla5.C" style:family="table-column">
      <style:table-column-properties style:column-width="2.614cm" style:rel-column-width="10069*"/>
    </style:style>
    <style:style style:name="Tabla5.D" style:family="table-column">
      <style:table-column-properties style:column-width="5.9cm" style:rel-column-width="22730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4.249cm" style:rel-column-width="16368*"/>
    </style:style>
    <style:style style:name="Tabla2.C" style:family="table-column">
      <style:table-column-properties style:column-width="2.561cm" style:rel-column-width="9865*"/>
    </style:style>
    <style:style style:name="Tabla2.D" style:family="table-column">
      <style:table-column-properties style:column-width="5.953cm" style:rel-column-width="22934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4.249cm" style:rel-column-width="16368*"/>
    </style:style>
    <style:style style:name="Tabla9.C" style:family="table-column">
      <style:table-column-properties style:column-width="2.614cm" style:rel-column-width="10069*"/>
    </style:style>
    <style:style style:name="Tabla9.D" style:family="table-column">
      <style:table-column-properties style:column-width="5.9cm" style:rel-column-width="22730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4.249cm" style:rel-column-width="16368*"/>
    </style:style>
    <style:style style:name="Tabla8.C" style:family="table-column">
      <style:table-column-properties style:column-width="2.614cm" style:rel-column-width="10069*"/>
    </style:style>
    <style:style style:name="Tabla8.D" style:family="table-column">
      <style:table-column-properties style:column-width="5.9cm" style:rel-column-width="22730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4.249cm" style:rel-column-width="16368*"/>
    </style:style>
    <style:style style:name="Tabla10.C" style:family="table-column">
      <style:table-column-properties style:column-width="2.614cm" style:rel-column-width="10069*"/>
    </style:style>
    <style:style style:name="Tabla10.D" style:family="table-column">
      <style:table-column-properties style:column-width="5.9cm" style:rel-column-width="22730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199cm" style:shadow="none"/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margin-top="0cm" fo:margin-bottom="0.199cm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.199cm" fo:text-align="center" style:justify-single-word="false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.199cm" style:shadow="non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.199cm" style:shadow="none"/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margin-top="0cm" fo:margin-bottom="0.199cm" style:shadow="non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margin-top="0cm" fo:margin-bottom="0.199cm" style:shadow="none"/>
      <style:text-properties fo:color="#3333ff" style:font-name="Calibri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cm" fo:margin-bottom="0.199cm" style:shadow="none"/>
      <style:text-properties fo:color="#ff3333" style:font-name="Calibri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0.199cm" style:shadow="none"/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.199cm" fo:break-before="page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cm" fo:margin-bottom="0.199cm" fo:text-align="center" style:justify-single-word="false" fo:padding="0.074cm" fo:border-left="none" fo:border-right="none" fo:border-top="none" fo:border-bottom="0.002cm solid #000000" style:shadow="none" style:join-border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Calibri" fo:font-size="11pt" style:font-size-asian="11pt" style:font-size-complex="11pt"/>
    </style:style>
    <style:style style:name="P14" style:family="paragraph" style:parent-style-name="Table_20_Contents">
      <style:text-properties style:font-name="Calibri"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text-properties style:font-name="Calibri" fo:font-size="9pt" style:font-size-asian="9pt" style:font-size-complex="9pt"/>
    </style:style>
    <style:style style:name="P16" style:family="paragraph" style:parent-style-name="Table_20_Contents">
      <style:text-properties style:font-name="Calibri" fo:font-size="9pt" fo:font-weight="bold" style:font-size-asian="9pt" style:font-weight-asian="bold" style:font-size-complex="9pt" style:font-weight-complex="bold"/>
    </style:style>
    <style:style style:name="P17" style:family="paragraph" style:parent-style-name="Standard" style:list-style-name="L1">
      <style:paragraph-properties fo:margin-top="0cm" fo:margin-bottom="0.199cm" style:shadow="none"/>
      <style:text-properties style:font-name="Calibri" fo:font-size="11pt" style:font-size-asian="11pt" style:font-size-complex="11pt"/>
    </style:style>
    <style:style style:name="P18" style:family="paragraph" style:parent-style-name="Standard" style:list-style-name="L1">
      <style:paragraph-properties fo:margin-top="0cm" fo:margin-bottom="0.199cm" style:shadow="non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margin-top="0cm" fo:margin-bottom="0.199cm" style:shadow="none"/>
      <style:text-properties style:font-name="Calibri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margin-top="0cm" fo:margin-bottom="0.199cm" style:shadow="non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 style:list-style-name="L1">
      <style:paragraph-properties fo:margin-top="0cm" fo:margin-bottom="0.199cm" style:shadow="none"/>
      <style:text-properties style:font-name="Calibri" fo:font-size="9pt" style:font-size-asian="9pt" style:font-size-complex="9pt"/>
    </style:style>
    <style:style style:name="P22" style:family="paragraph" style:parent-style-name="Standard" style:list-style-name="L1">
      <style:paragraph-properties fo:margin-top="0cm" fo:margin-bottom="0.199cm" style:shadow="none"/>
      <style:text-properties style:use-window-font-color="true" style:font-name="Calibri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ff"/>
    </style:style>
    <style:style style:name="T4" style:family="text">
      <style:text-properties fo:color="#ff3333" fo:font-weight="normal" fo:background-color="transparent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a para BD03.</text:p>
      <text:p text:style-name="P1"/>
      <text:p text:style-name="P11">DISEÑO CONCEPTUAL</text:p>
      <text:p text:style-name="P3"/>
      <text:p text:style-name="P2">NOMBRE ENTIDAD: <text:span text:style-name="T3">TUTOR</text:span></text:p>
      <text:p text:style-name="P2">Descripción:</text:p>
      <text:p text:style-name="P4">Tabla donde se almacenan los datos de los profesores que tutorizan los proyectos</text:p>
      <table:table table:name="Tabla6" table:style-name="Tabla6">
        <table:table-column table:style-name="Tabla6.A" table:number-columns-repeated="2"/>
        <table:table-column table:style-name="Tabla6.C"/>
        <table:table-column table:style-name="Tabla6.D"/>
        <table:table-row>
          <table:table-cell table:style-name="Tabla6.A1" office:value-type="string">
            <text:p text:style-name="P12">Nombre atributo</text:p>
          </table:table-cell>
          <table:table-cell table:style-name="Tabla6.A1" office:value-type="string">
            <text:p text:style-name="P12">Descripción</text:p>
          </table:table-cell>
          <table:table-cell table:style-name="Tabla6.A1" office:value-type="string">
            <text:p text:style-name="P12">Tipo de dato</text:p>
          </table:table-cell>
          <table:table-cell table:style-name="Tabla6.D1" office:value-type="string">
            <text:p text:style-name="P12">Restricciones</text:p>
            <text:p text:style-name="P16">(PK,FK,Nulo,Únicos, etc.)</text:p>
          </table:table-cell>
        </table:table-row>
        <table:table-row>
          <table:table-cell table:style-name="Tabla6.A2" office:value-type="string">
            <text:p text:style-name="P13">dni</text:p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>VARCHAR2</text:p>
          </table:table-cell>
          <table:table-cell table:style-name="Tabla6.D2" office:value-type="string">
            <text:p text:style-name="P13">PK</text:p>
          </table:table-cell>
        </table:table-row>
        <table:table-row>
          <table:table-cell table:style-name="Tabla6.A2" office:value-type="string">
            <text:p text:style-name="P13">nombre</text:p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>VARCHAR2</text:p>
          </table:table-cell>
          <table:table-cell table:style-name="Tabla6.D2" office:value-type="string">
            <text:p text:style-name="P13">NOT NULL</text:p>
          </table:table-cell>
        </table:table-row>
        <table:table-row>
          <table:table-cell table:style-name="Tabla6.A2" office:value-type="string">
            <text:p text:style-name="P13">apellidos</text:p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>VARCHAR2</text:p>
          </table:table-cell>
          <table:table-cell table:style-name="Tabla6.D2" office:value-type="string">
            <text:p text:style-name="P13">NOT NULL</text:p>
          </table:table-cell>
        </table:table-row>
        <table:table-row>
          <table:table-cell table:style-name="Tabla6.A2" office:value-type="string">
            <text:p text:style-name="P13">email</text:p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>VARCHAR2</text:p>
          </table:table-cell>
          <table:table-cell table:style-name="Tabla6.D2" office:value-type="string">
            <text:p text:style-name="P13">NOT NULL, UNIQUE</text:p>
          </table:table-cell>
        </table:table-row>
        <table:table-row>
          <table:table-cell table:style-name="Tabla6.A2" office:value-type="string">
            <text:p text:style-name="P13">teléfono</text:p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>VARCHAR2</text:p>
          </table:table-cell>
          <table:table-cell table:style-name="Tabla6.D2" office:value-type="string">
            <text:p text:style-name="P13">NOT NULL, UNIQUE</text:p>
          </table:table-cell>
        </table:table-row>
      </table:table>
      <text:p text:style-name="P4"/>
      <text:p text:style-name="P2">NOMBRE ENTIDAD: <text:span text:style-name="T3">PROYECTO</text:span></text:p>
      <text:p text:style-name="P2">Descripción<text:span text:style-name="T1">:</text:span></text:p>
      <text:p text:style-name="P4">Datos referentes a los proyectos realizados por los alumnos</text:p>
      <text:p text:style-name="P4">La relación entre PROYECTO-ALUMNO se representa por medio de un atributo de la entidad ALUMNO, y la relación PROYECTO-TUTOR se realiza en esta misma entidad mediante la FOREIGN KEY (FK) dni_tutor referenciada de la entidad TUTOR en su PRIMARY KEY (PK).</text:p>
      <text:p text:style-name="P5">Restricciones respecto a la entidad PROYECTO</text:p>
      <text:list xml:id="list8897630338576134265" text:style-name="L1">
        <text:list-item>
          <text:p text:style-name="P17">Los proyectos podrán ser realizados por varios alumnos.</text:p>
          <text:p text:style-name="P17"><text:span text:style-name="T2">1 PROYECTO</text:span> <text:span text:style-name="T5">es realizado por</text:span> <text:span text:style-name="T2">N ALUMNO</text:span> - se relaciona en la entidad <text:span text:style-name="T2">ALUMNO</text:span></text:p>
        </text:list-item>
        <text:list-item>
          <text:p text:style-name="P17">Un proyecto solo podrá tener asignado un tutor.</text:p>
          <text:p text:style-name="P17"><text:span text:style-name="T2">1 PROYECTO </text:span><text:span text:style-name="T5">es supervisado por </text:span><text:span text:style-name="T2">1 TUTOR</text:span> - se relaciona con la <text:span text:style-name="T5">PK de TUTOR en esta misma tabla.</text:span></text:p>
        </text:list-item>
        <text:list-item>
          <text:p text:style-name="P17">Un tutor podrá tener más de un proyecto.</text:p>
          <text:p text:style-name="P17"><text:span text:style-name="T2">1 TUTOR </text:span><text:span text:style-name="T5">supervisa </text:span><text:span text:style-name="T2">N PROYECTO</text:span> - se relaciona con la <text:span text:style-name="T5">PK de TUTOR en esta misma tabla.</text:span></text:p>
        </text:list-item>
        <text:list-item>
          <text:p text:style-name="P18">Un alumno podrá tener solamente un proyecto.</text:p>
          <text:p text:style-name="P18"><text:span text:style-name="T2">1 ALUMNO</text:span> <text:span text:style-name="T5">realiza </text:span><text:span text:style-name="T2">1 PROYECTO</text:span> - se relaciona en la entidad <text:span text:style-name="T2">ALUMNO</text:span></text:p>
        </text:list-item>
      </text:list>
      <table:table table:name="Tabla7" table:style-name="Tabla7">
        <table:table-column table:style-name="Tabla7.A" table:number-columns-repeated="2"/>
        <table:table-column table:style-name="Tabla7.C"/>
        <table:table-column table:style-name="Tabla7.D"/>
        <table:table-row>
          <table:table-cell table:style-name="Tabla7.A1" office:value-type="string">
            <text:p text:style-name="P12">Nombre atributo</text:p>
          </table:table-cell>
          <table:table-cell table:style-name="Tabla7.A1" office:value-type="string">
            <text:p text:style-name="P12">Descripción</text:p>
          </table:table-cell>
          <table:table-cell table:style-name="Tabla7.A1" office:value-type="string">
            <text:p text:style-name="P12">Tipo de dato</text:p>
          </table:table-cell>
          <table:table-cell table:style-name="Tabla7.D1" office:value-type="string">
            <text:p text:style-name="P12">Restricciones</text:p>
            <text:p text:style-name="P16">(PK,FK,Nulo,Únicos, etc.)</text:p>
          </table:table-cell>
        </table:table-row>
        <table:table-row>
          <table:table-cell table:style-name="Tabla7.A2" office:value-type="string">
            <text:p text:style-name="P13">id_proyecto</text:p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>NUMBER</text:p>
          </table:table-cell>
          <table:table-cell table:style-name="Tabla7.D2" office:value-type="string">
            <text:p text:style-name="P13">PK, Autoincremental</text:p>
          </table:table-cell>
        </table:table-row>
        <table:table-row>
          <table:table-cell table:style-name="Tabla7.A2" office:value-type="string">
            <text:p text:style-name="P13">titulo</text:p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>VARCHAR2</text:p>
          </table:table-cell>
          <table:table-cell table:style-name="Tabla7.D2" office:value-type="string">
            <text:p text:style-name="P15"/>
          </table:table-cell>
        </table:table-row>
        <table:table-row>
          <table:table-cell table:style-name="Tabla7.A2" office:value-type="string">
            <text:p text:style-name="P13">descripción</text:p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>VARCHAR2</text:p>
          </table:table-cell>
          <table:table-cell table:style-name="Tabla7.D2" office:value-type="string">
            <text:p text:style-name="P13"/>
          </table:table-cell>
        </table:table-row>
        <table:table-row>
          <table:table-cell table:style-name="Tabla7.A2" office:value-type="string">
            <text:p text:style-name="P13">dni_tutor</text:p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>VARCHAR2</text:p>
          </table:table-cell>
          <table:table-cell table:style-name="Tabla7.D2" office:value-type="string">
            <text:p text:style-name="P13">FK – tutor(dni)</text:p>
          </table:table-cell>
        </table:table-row>
        <table:table-row>
          <table:table-cell table:style-name="Tabla7.A2" office:value-type="string">
            <text:p text:style-name="P13">fecha_entrega</text:p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>DATE</text:p>
          </table:table-cell>
          <table:table-cell table:style-name="Tabla7.D2" office:value-type="string">
            <text:p text:style-name="P13">NOT NULL</text:p>
          </table:table-cell>
        </table:table-row>
        <table:table-row>
          <table:table-cell table:style-name="Tabla7.A2" office:value-type="string">
            <text:p text:style-name="P13">nota</text:p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>NUMBER</text:p>
          </table:table-cell>
          <table:table-cell table:style-name="Tabla7.D2" office:value-type="string">
            <text:p text:style-name="P13">NOT NULL</text:p>
          </table:table-cell>
        </table:table-row>
      </table:table>
      <text:p text:style-name="P4"/>
      <text:p text:style-name="P10">NOMBRE ENTIDAD: <text:span text:style-name="T3">ALUMNO</text:span></text:p>
      <text:p text:style-name="P2">Descripción:</text:p>
      <text:p text:style-name="P4">Entidad donde quedan registrados los datos de los alumnos.</text:p>
      <text:p text:style-name="P4">La relación ALUMNO-PROYECTO esta referenciada mediante la Clave Externa id_proyecto que hace alusión a la clave primaria de la entidad PROYECTO.</text:p>
      <text:p text:style-name="P5">Restricciones respecto a la entidad ALUMNO</text:p>
      <text:list xml:id="list42275648" text:continue-list="list8897630338576134265" text:style-name="L1">
        <text:list-item text:start-value="1">
          <text:p text:style-name="P17">Los proyectos podrán ser realizados por varios alumnos.</text:p>
          <text:p text:style-name="P17"><text:span text:style-name="T2">1 PROYECTO</text:span> <text:span text:style-name="T5">es realizado por</text:span> <text:span text:style-name="T2">N ALUMNO</text:span> - se relaciona en <text:span text:style-name="T1">esta misma tabla con ayuda de la PK de la tabla PROYECTO, correspondiendo en esta al atributo id_proyecto, siendo una FK.</text:span></text:p>
        </text:list-item>
        <text:list-item>
          <text:p text:style-name="P18">Un alumno podrá tener solamente un proyecto.</text:p>
          <text:p text:style-name="P18"><text:span text:style-name="T2">1 ALUMNO</text:span> <text:span text:style-name="T5">realiza </text:span><text:span text:style-name="T2">1 PROYECTO</text:span> - se relaciona en esta misma tabla con ayuda de la PK de la tabla PROYECTO, correspondiendo en esta al atributo id_proyecto, siendo una FK.</text:p>
        </text:list-item>
        <text:list-item>
          <text:p text:style-name="P19">Un alumno podrá haber estudiado en distintos centros, o en el mismo centro, varias titulaciones diferentes.</text:p>
          <text:p text:style-name="P19"><text:span text:style-name="T2">1 ALUMNO </text:span><text:span text:style-name="T5">tiene </text:span><text:span text:style-name="T2">N TITULACIONES </text:span><text:span text:style-name="T5">que ha estudiado en </text:span><text:span text:style-name="T2">N CENTROS</text:span> – se realiza esta restricción en la tabla TITULACION, haciendo que la clave primaria de esa tabla sea la composición de sus claves ajenas (centro_nombre, centro_municipio y dni_alumno) con su atributo nombre_titulo</text:p>
        </text:list-item>
        <text:list-item>
          <text:p text:style-name="P19">Un alumno solo realizará las prácticas en una empresa.</text:p>
          <text:p text:style-name="P19"><text:span text:style-name="T2">1 ALUMNO </text:span><text:span text:style-name="T5">realiza FCT en </text:span><text:span text:style-name="T2">1 EMPRESA -</text:span> se presenta en la tabla FCT, relacionando <text:span text:style-name="T5">(en la tabla FCT)</text:span>:</text:p>
          <text:list>
            <text:list-header>
              <text:p text:style-name="P19">La FK dni_alumno, imponiéndole la restricción UNIQUE, siendo este atributo referencia de la PK (atributo dni) de la ésta tabla ALUMNO.</text:p>
              <text:p text:style-name="P19">Con el atributo FK cif_empresa, siendo referencia, en la tabla EMPRESA, de su PK cif</text:p>
            </text:list-header>
          </text:list>
        </text:list-item>
        <text:list-item>
          <text:p text:style-name="P19">Un alumno podrá haber trabajado en distintas empresas o en la misma varias veces.</text:p>
        </text:list-item>
        <text:list-item>
          <text:p text:style-name="P19">Una empresa podrá acoger a varios alumnos en prácticas.</text:p>
        </text:list-item>
      </text:list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>
          <table:table-cell table:style-name="Tabla1.A1" office:value-type="string">
            <text:p text:style-name="P12">Nombre atributo</text:p>
          </table:table-cell>
          <table:table-cell table:style-name="Tabla1.A1" office:value-type="string">
            <text:p text:style-name="P12">Descripción</text:p>
          </table:table-cell>
          <table:table-cell table:style-name="Tabla1.A1" office:value-type="string">
            <text:p text:style-name="P12">Tipo de dato</text:p>
          </table:table-cell>
          <table:table-cell table:style-name="Tabla1.D1" office:value-type="string">
            <text:p text:style-name="P12">Restricciones</text:p>
            <text:p text:style-name="P16">(PK,FK,Nulo,Únicos, etc.)</text:p>
          </table:table-cell>
        </table:table-row>
        <table:table-row>
          <table:table-cell table:style-name="Tabla1.A2" office:value-type="string">
            <text:p text:style-name="P13">dni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VARCHAR2</text:p>
          </table:table-cell>
          <table:table-cell table:style-name="Tabla1.D2" office:value-type="string">
            <text:p text:style-name="P13">PK</text:p>
          </table:table-cell>
        </table:table-row>
        <table:table-row>
          <table:table-cell table:style-name="Tabla1.A2" office:value-type="string">
            <text:p text:style-name="P13">nombre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VARCHAR2</text:p>
          </table:table-cell>
          <table:table-cell table:style-name="Tabla1.D2" office:value-type="string">
            <text:p text:style-name="P13">NOT NULL</text:p>
          </table:table-cell>
        </table:table-row>
        <table:table-row>
          <table:table-cell table:style-name="Tabla1.A2" office:value-type="string">
            <text:p text:style-name="P13">apellidos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VARCHAR2</text:p>
          </table:table-cell>
          <table:table-cell table:style-name="Tabla1.D2" office:value-type="string">
            <text:p text:style-name="P13">NOT NULL</text:p>
          </table:table-cell>
        </table:table-row>
        <table:table-row>
          <table:table-cell table:style-name="Tabla1.A2" office:value-type="string">
            <text:p text:style-name="P13">fecha_nac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DATE</text:p>
          </table:table-cell>
          <table:table-cell table:style-name="Tabla1.D2" office:value-type="string">
            <text:p text:style-name="P13">NOT NULL</text:p>
          </table:table-cell>
        </table:table-row>
        <table:table-row>
          <table:table-cell table:style-name="Tabla1.A2" office:value-type="string">
            <text:p text:style-name="P13">email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VARCHAR2</text:p>
          </table:table-cell>
          <table:table-cell table:style-name="Tabla1.D2" office:value-type="string">
            <text:p text:style-name="P13">NOT NULL, UNIQUE</text:p>
          </table:table-cell>
        </table:table-row>
        <table:table-row>
          <table:table-cell table:style-name="Tabla1.A2" office:value-type="string">
            <text:p text:style-name="P13">teléfono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VARCHAR2</text:p>
          </table:table-cell>
          <table:table-cell table:style-name="Tabla1.D2" office:value-type="string">
            <text:p text:style-name="P13">NOT NULL, UNIQUE</text:p>
          </table:table-cell>
        </table:table-row>
        <table:table-row>
          <table:table-cell table:style-name="Tabla1.A2" office:value-type="string">
            <text:p text:style-name="P13">id_proyecto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VARCHAR2</text:p>
          </table:table-cell>
          <table:table-cell table:style-name="Tabla1.D2" office:value-type="string">
            <text:p text:style-name="P13">FK – proyecto(id_proyecto)</text:p>
            <text:p text:style-name="P14">Relaciona Proyecto-Alumno</text:p>
          </table:table-cell>
        </table:table-row>
      </table:table>
      <text:p text:style-name="P2"/>
      <text:p text:style-name="P2">NOMBRE ENTIDAD: <text:span text:style-name="T3">DIRECCION</text:span></text:p>
      <text:p text:style-name="P2">Descripción:</text:p>
      <text:p text:style-name="P4">Entidad donde se almacenan los datos de la dirección, tanto de los alumnos como de los tutores. Se referencia a estas tablas mediante el atributo DNI_persona, que hace referencia al atributo DNI de las tablas ALUMNO y TUTOR</text:p>
      <table:table table:name="Tabla11" table:style-name="Tabla11">
        <table:table-column table:style-name="Tabla11.A" table:number-columns-repeated="2"/>
        <table:table-column table:style-name="Tabla11.C"/>
        <table:table-column table:style-name="Tabla11.D"/>
        <table:table-row>
          <table:table-cell table:style-name="Tabla11.A1" office:value-type="string">
            <text:p text:style-name="P12">Nombre atributo</text:p>
          </table:table-cell>
          <table:table-cell table:style-name="Tabla11.A1" office:value-type="string">
            <text:p text:style-name="P12">Descripción</text:p>
          </table:table-cell>
          <table:table-cell table:style-name="Tabla11.A1" office:value-type="string">
            <text:p text:style-name="P12">Tipo de dato</text:p>
          </table:table-cell>
          <table:table-cell table:style-name="Tabla11.D1" office:value-type="string">
            <text:p text:style-name="P12">Restricciones</text:p>
            <text:p text:style-name="P16"><text:soft-page-break/>(PK,FK,Nulo,Únicos, etc.)</text:p>
          </table:table-cell>
        </table:table-row>
        <table:table-row>
          <table:table-cell table:style-name="Tabla11.A2" office:value-type="string">
            <text:p text:style-name="P13">DNI_persona</text:p>
          </table:table-cell>
          <table:table-cell table:style-name="Tabla11.A2" office:value-type="string">
            <text:p text:style-name="P13"/>
          </table:table-cell>
          <table:table-cell table:style-name="Tabla11.A2" office:value-type="string">
            <text:p text:style-name="P13">VARCHAR2</text:p>
          </table:table-cell>
          <table:table-cell table:style-name="Tabla11.D2" office:value-type="string">
            <text:p text:style-name="P13">FK – referencia a:</text:p>
            <text:p text:style-name="P13">alumno(DNI) y tutor(DNI)</text:p>
          </table:table-cell>
        </table:table-row>
        <table:table-row>
          <table:table-cell table:style-name="Tabla11.A2" office:value-type="string">
            <text:p text:style-name="P13">dirección</text:p>
          </table:table-cell>
          <table:table-cell table:style-name="Tabla11.A2" office:value-type="string">
            <text:p text:style-name="P13"/>
          </table:table-cell>
          <table:table-cell table:style-name="Tabla11.A2" office:value-type="string">
            <text:p text:style-name="P13">VARCHAR2</text:p>
          </table:table-cell>
          <table:table-cell table:style-name="Tabla11.D2" office:value-type="string">
            <text:p text:style-name="P13">NOT NULL</text:p>
          </table:table-cell>
        </table:table-row>
        <table:table-row>
          <table:table-cell table:style-name="Tabla11.A2" office:value-type="string">
            <text:p text:style-name="P13">municipio</text:p>
          </table:table-cell>
          <table:table-cell table:style-name="Tabla11.A2" office:value-type="string">
            <text:p text:style-name="P13"/>
          </table:table-cell>
          <table:table-cell table:style-name="Tabla11.A2" office:value-type="string">
            <text:p text:style-name="P13">VARCHAR2</text:p>
          </table:table-cell>
          <table:table-cell table:style-name="Tabla11.D2" office:value-type="string">
            <text:p text:style-name="P13">NOT NULL</text:p>
          </table:table-cell>
        </table:table-row>
        <table:table-row>
          <table:table-cell table:style-name="Tabla11.A2" office:value-type="string">
            <text:p text:style-name="P13">provincia</text:p>
          </table:table-cell>
          <table:table-cell table:style-name="Tabla11.A2" office:value-type="string">
            <text:p text:style-name="P13"/>
          </table:table-cell>
          <table:table-cell table:style-name="Tabla11.A2" office:value-type="string">
            <text:p text:style-name="P13">VARCHAR2</text:p>
          </table:table-cell>
          <table:table-cell table:style-name="Tabla11.D2" office:value-type="string">
            <text:p text:style-name="P13">NOT NULL</text:p>
          </table:table-cell>
        </table:table-row>
        <table:table-row>
          <table:table-cell table:style-name="Tabla11.A2" office:value-type="string">
            <text:p text:style-name="P13">cod_postal</text:p>
          </table:table-cell>
          <table:table-cell table:style-name="Tabla11.A2" office:value-type="string">
            <text:p text:style-name="P13"/>
          </table:table-cell>
          <table:table-cell table:style-name="Tabla11.A2" office:value-type="string">
            <text:p text:style-name="P13">NUMBER</text:p>
          </table:table-cell>
          <table:table-cell table:style-name="Tabla11.D2" office:value-type="string">
            <text:p text:style-name="P13">NOT NULL</text:p>
          </table:table-cell>
        </table:table-row>
      </table:table>
      <text:p text:style-name="P4"/>
      <text:p text:style-name="P2">NOMBRE ENTIDAD: <text:span text:style-name="T3">EMPRESA</text:span></text:p>
      <text:p text:style-name="P2">Descripción<text:span text:style-name="T1">:</text:span></text:p>
      <text:p text:style-name="P4"/>
      <text:p text:style-name="P6">Restricciones respecto a la entidad EMPRESA</text:p>
      <text:list xml:id="list42286807" text:continue-list="list42275648" text:style-name="L1">
        <text:list-item text:start-value="1">
          <text:p text:style-name="P20">Una empresa puede dedicarse a varias actividades (se relaciona en la entidad ACTIVIDAD_EMPRESA)</text:p>
        </text:list-item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>
          <table:table-cell table:style-name="Tabla4.A1" office:value-type="string">
            <text:p text:style-name="P12">Nombre atributo</text:p>
          </table:table-cell>
          <table:table-cell table:style-name="Tabla4.A1" office:value-type="string">
            <text:p text:style-name="P12">Descripción</text:p>
          </table:table-cell>
          <table:table-cell table:style-name="Tabla4.A1" office:value-type="string">
            <text:p text:style-name="P12">Tipo de dato</text:p>
          </table:table-cell>
          <table:table-cell table:style-name="Tabla4.D1" office:value-type="string">
            <text:p text:style-name="P12">Restricciones</text:p>
            <text:p text:style-name="P16">(PK,FK,Nulo,Únicos, etc.)</text:p>
          </table:table-cell>
        </table:table-row>
        <table:table-row>
          <table:table-cell table:style-name="Tabla4.A2" office:value-type="string">
            <text:p text:style-name="P13">cif</text:p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>VARCHAR2</text:p>
          </table:table-cell>
          <table:table-cell table:style-name="Tabla4.D2" office:value-type="string">
            <text:p text:style-name="P13">PK</text:p>
          </table:table-cell>
        </table:table-row>
        <table:table-row>
          <table:table-cell table:style-name="Tabla4.A2" office:value-type="string">
            <text:p text:style-name="P13">nombre</text:p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>VARCHAR2</text:p>
          </table:table-cell>
          <table:table-cell table:style-name="Tabla4.D2" office:value-type="string">
            <text:p text:style-name="P13">NOT NULL</text:p>
          </table:table-cell>
        </table:table-row>
        <table:table-row>
          <table:table-cell table:style-name="Tabla4.A2" office:value-type="string">
            <text:p text:style-name="P13">numConvenio</text:p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>NUMBER</text:p>
          </table:table-cell>
          <table:table-cell table:style-name="Tabla4.D2" office:value-type="string">
            <text:p text:style-name="P13"/>
          </table:table-cell>
        </table:table-row>
        <table:table-row>
          <table:table-cell table:style-name="Tabla4.A2" office:value-type="string">
            <text:p text:style-name="P13">dirección</text:p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>VARCHAR2</text:p>
          </table:table-cell>
          <table:table-cell table:style-name="Tabla4.D2" office:value-type="string">
            <text:p text:style-name="P13"/>
          </table:table-cell>
        </table:table-row>
        <table:table-row>
          <table:table-cell table:style-name="Tabla4.A2" office:value-type="string">
            <text:p text:style-name="P13">municipio</text:p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>VARCHAR2</text:p>
          </table:table-cell>
          <table:table-cell table:style-name="Tabla4.D2" office:value-type="string">
            <text:p text:style-name="P13"/>
          </table:table-cell>
        </table:table-row>
        <table:table-row>
          <table:table-cell table:style-name="Tabla4.A2" office:value-type="string">
            <text:p text:style-name="P13">provincia</text:p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>VARCHAR2</text:p>
          </table:table-cell>
          <table:table-cell table:style-name="Tabla4.D2" office:value-type="string">
            <text:p text:style-name="P13"/>
          </table:table-cell>
        </table:table-row>
        <table:table-row>
          <table:table-cell table:style-name="Tabla4.A2" office:value-type="string">
            <text:p text:style-name="P13">email</text:p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>VARCHAR2</text:p>
          </table:table-cell>
          <table:table-cell table:style-name="Tabla4.D2" office:value-type="string">
            <text:p text:style-name="P13">NOT NULL, UNIQUE</text:p>
          </table:table-cell>
        </table:table-row>
        <table:table-row>
          <table:table-cell table:style-name="Tabla4.A2" office:value-type="string">
            <text:p text:style-name="P13">telefono</text:p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>VARCHAR2</text:p>
          </table:table-cell>
          <table:table-cell table:style-name="Tabla4.D2" office:value-type="string">
            <text:p text:style-name="P13">NOT NULL, UNIQUE</text:p>
          </table:table-cell>
        </table:table-row>
        <table:table-row>
          <table:table-cell table:style-name="Tabla4.A2" office:value-type="string">
            <text:p text:style-name="P13">web</text:p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>VARCHAR2</text:p>
          </table:table-cell>
          <table:table-cell table:style-name="Tabla4.D2" office:value-type="string">
            <text:p text:style-name="P13">UNIQUE</text:p>
          </table:table-cell>
        </table:table-row>
        <table:table-row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/>
          </table:table-cell>
          <table:table-cell table:style-name="Tabla4.D2" office:value-type="string">
            <text:p text:style-name="P13"/>
          </table:table-cell>
        </table:table-row>
      </table:table>
      <text:p text:style-name="P4"/>
      <text:p text:style-name="P2">NOMBRE ENTIDAD:<text:span text:style-name="T1"> </text:span><text:span text:style-name="T3">AREA_LABORAL</text:span></text:p>
      <text:p text:style-name="P2">Descripción:</text:p>
      <text:p text:style-name="P4">Tabla donde se almacenan los nombres de las distintas áreas laborales en las que se puede realizar las practicas y/o trabajar.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row>
          <table:table-cell table:style-name="Tabla3.A1" office:value-type="string">
            <text:p text:style-name="P12">Nombre atributo</text:p>
          </table:table-cell>
          <table:table-cell table:style-name="Tabla3.A1" office:value-type="string">
            <text:p text:style-name="P12">Descripción</text:p>
          </table:table-cell>
          <table:table-cell table:style-name="Tabla3.A1" office:value-type="string">
            <text:p text:style-name="P12">Tipo de dato</text:p>
          </table:table-cell>
          <table:table-cell table:style-name="Tabla3.D1" office:value-type="string">
            <text:p text:style-name="P12">Restricciones</text:p>
            <text:p text:style-name="P12">(PK,FK,Nulo,Únicos, etc.)</text:p>
          </table:table-cell>
        </table:table-row>
        <table:table-row>
          <table:table-cell table:style-name="Tabla3.A2" office:value-type="string">
            <text:p text:style-name="P13">nombre</text:p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>VARCHAR2</text:p>
          </table:table-cell>
          <table:table-cell table:style-name="Tabla3.D2" office:value-type="string">
            <text:p text:style-name="P13">PK</text:p>
          </table:table-cell>
        </table:table-row>
        <table:table-row>
          <table:table-cell table:style-name="Tabla3.A2" office:value-type="string">
            <text:p text:style-name="P13">descripción</text:p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>VARCHAR2</text:p>
          </table:table-cell>
          <table:table-cell table:style-name="Tabla3.D2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</table:table>
      <text:p text:style-name="P4"/>
      <text:p text:style-name="P2">NOMBRE ENTIDAD: <text:span text:style-name="T3">ACTIVIDAD_EMPRESA</text:span></text:p>
      <text:p text:style-name="P2">Descripción<text:span text:style-name="T1">:</text:span></text:p>
      <text:p text:style-name="P2"><text:span text:style-name="T1">Tabla que</text:span><text:span text:style-name="T4"> relaciona la entidad EMPRESA con AREA_LABORAL,</text:span><text:span text:style-name="T1"> para indicar que actividades se realizan en la empresa</text:span></text:p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ext:soft-page-break/>
        <table:table-row>
          <table:table-cell table:style-name="Tabla5.A1" office:value-type="string">
            <text:p text:style-name="P12">Nombre atributo</text:p>
          </table:table-cell>
          <table:table-cell table:style-name="Tabla5.A1" office:value-type="string">
            <text:p text:style-name="P12">Descripción</text:p>
          </table:table-cell>
          <table:table-cell table:style-name="Tabla5.A1" office:value-type="string">
            <text:p text:style-name="P12">Tipo de dato</text:p>
          </table:table-cell>
          <table:table-cell table:style-name="Tabla5.D1" office:value-type="string">
            <text:p text:style-name="P12">Restricciones</text:p>
            <text:p text:style-name="P16">(PK,FK,Nulo,Únicos, etc.)</text:p>
          </table:table-cell>
        </table:table-row>
        <table:table-row>
          <table:table-cell table:style-name="Tabla5.A2" office:value-type="string">
            <text:p text:style-name="P13">cif_empresa</text:p>
          </table:table-cell>
          <table:table-cell table:style-name="Tabla5.A2" office:value-type="string">
            <text:p text:style-name="P13"/>
          </table:table-cell>
          <table:table-cell table:style-name="Tabla5.A2" office:value-type="string">
            <text:p text:style-name="P13">VARCHAR2</text:p>
          </table:table-cell>
          <table:table-cell table:style-name="Tabla5.D2" office:value-type="string">
            <text:p text:style-name="P13">FK - empresa(CIF)</text:p>
            <text:p text:style-name="P15">(Junto con el attr. <text:span text:style-name="T2">nombre_area</text:span> hacen la PK (compuesta) de esta tabla)</text:p>
          </table:table-cell>
        </table:table-row>
        <table:table-row>
          <table:table-cell table:style-name="Tabla5.A2" office:value-type="string">
            <text:p text:style-name="P13">nombre_area</text:p>
          </table:table-cell>
          <table:table-cell table:style-name="Tabla5.A2" office:value-type="string">
            <text:p text:style-name="P13"/>
          </table:table-cell>
          <table:table-cell table:style-name="Tabla5.A2" office:value-type="string">
            <text:p text:style-name="P13">VARCHAR2</text:p>
          </table:table-cell>
          <table:table-cell table:style-name="Tabla5.D2" office:value-type="string">
            <text:p text:style-name="P13">FK - area_laboral(nombre)</text:p>
            <text:p text:style-name="P15">(Junto con el attr. <text:span text:style-name="T2">CIF_empresa</text:span> hacen la PK (compuesta) de esta tabla)</text:p>
          </table:table-cell>
        </table:table-row>
      </table:table>
      <text:p text:style-name="P7"/>
      <text:p text:style-name="P2">NOMBRE ENTIDAD: <text:span text:style-name="T3">FCT</text:span></text:p>
      <text:p text:style-name="P2">Descripción<text:span text:style-name="T1">:</text:span></text:p>
      <text:p text:style-name="P4">Tabla donde quedan almacenados la información sobra el módulo FCT de cada alumno.</text:p>
      <text:p text:style-name="P8">1 alumno hace FCT en 1 empresa, pero en 1 empresa hacen FCT N alumnos</text:p>
      <text:p text:style-name="P6">Restricciones respecto a la entidad FCT (practicas en empresa)</text:p>
      <text:list xml:id="list42307091" text:continue-list="list42286807" text:style-name="L1">
        <text:list-item text:start-value="1">
          <text:p text:style-name="P21">Un alumno solo realizará las practicas en una empresa. ( se restringe haciendo referencia a la entidad ALUMNO a través de su PK, siendo este atributo, en esta tabla, Único )</text:p>
        </text:list-item>
        <text:list-item>
          <text:p text:style-name="P22">Una empresa podrá acoger a varios alumnos en prácticas. ( se referencia a EMPRESA a través de su PK CIF, pudiendo repetirse en esta entidad )</text:p>
        </text:list-item>
      </text:list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row>
          <table:table-cell table:style-name="Tabla2.A1" office:value-type="string">
            <text:p text:style-name="P12">Nombre atributo</text:p>
          </table:table-cell>
          <table:table-cell table:style-name="Tabla2.A1" office:value-type="string">
            <text:p text:style-name="P12">Descripción</text:p>
          </table:table-cell>
          <table:table-cell table:style-name="Tabla2.A1" office:value-type="string">
            <text:p text:style-name="P12">Tipo de dato</text:p>
          </table:table-cell>
          <table:table-cell table:style-name="Tabla2.D1" office:value-type="string">
            <text:p text:style-name="P12">Restricciones</text:p>
            <text:p text:style-name="P12">(PK,FK,Nulo,Únicos, etc.)</text:p>
          </table:table-cell>
        </table:table-row>
        <table:table-row>
          <table:table-cell table:style-name="Tabla2.A2" office:value-type="string">
            <text:p text:style-name="P13">dni_alumno</text:p>
          </table:table-cell>
          <table:table-cell table:style-name="Tabla2.A2" office:value-type="string">
            <text:p text:style-name="P13">PK (DNI) de la entidad ALUMNO</text:p>
          </table:table-cell>
          <table:table-cell table:style-name="Tabla2.A2" office:value-type="string">
            <text:p text:style-name="P13">VARCHAR2</text:p>
          </table:table-cell>
          <table:table-cell table:style-name="Tabla2.D2" office:value-type="string">
            <text:p text:style-name="P13">UNIQUE, FK - alumno(DNI)</text:p>
            <text:p text:style-name="P15">(Junto con el attr. <text:span text:style-name="T2">empresa</text:span> hacen la PK (compuesta) )</text:p>
          </table:table-cell>
        </table:table-row>
        <table:table-row>
          <table:table-cell table:style-name="Tabla2.A2" office:value-type="string">
            <text:p text:style-name="P13">cif_empresa</text:p>
          </table:table-cell>
          <table:table-cell table:style-name="Tabla2.A2" office:value-type="string">
            <text:p text:style-name="P13">PK (CIF) de la entidad EMPRESA</text:p>
          </table:table-cell>
          <table:table-cell table:style-name="Tabla2.A2" office:value-type="string">
            <text:p text:style-name="P13">VARCHAR2</text:p>
          </table:table-cell>
          <table:table-cell table:style-name="Tabla2.D2" office:value-type="string">
            <text:p text:style-name="P13">FK - empresa(CIF)</text:p>
            <text:p text:style-name="P15">(Junto con el attr. <text:span text:style-name="T2">alumno</text:span> hacen la PK (compuesta) )</text:p>
          </table:table-cell>
        </table:table-row>
        <table:table-row>
          <table:table-cell table:style-name="Tabla2.A2" office:value-type="string">
            <text:p text:style-name="P13">convocatoria</text:p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>VARCHAR2</text:p>
          </table:table-cell>
          <table:table-cell table:style-name="Tabla2.D2" office:value-type="string">
            <text:p text:style-name="P13">NOT NULL, CHECK in('JUN','DIC')</text:p>
          </table:table-cell>
        </table:table-row>
        <table:table-row>
          <table:table-cell table:style-name="Tabla2.A2" office:value-type="string">
            <text:p text:style-name="P13">area_fct</text:p>
          </table:table-cell>
          <table:table-cell table:style-name="Tabla2.A2" office:value-type="string">
            <text:p text:style-name="P13">PK (nombre) de la entidad AREA_LABORAL</text:p>
          </table:table-cell>
          <table:table-cell table:style-name="Tabla2.A2" office:value-type="string">
            <text:p text:style-name="P13">VARCHAR2</text:p>
          </table:table-cell>
          <table:table-cell table:style-name="Tabla2.D2" office:value-type="string">
            <text:p text:style-name="P13">FK - area_laboral(nombre)</text:p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D2" office:value-type="string">
            <text:p text:style-name="P13"/>
          </table:table-cell>
        </table:table-row>
      </table:table>
      <text:p text:style-name="P4"/>
      <text:p text:style-name="P2">NOMBRE ENTIDAD: <text:span text:style-name="T3">CENTRO</text:span></text:p>
      <text:p text:style-name="P2">Descripción<text:span text:style-name="T1">:</text:span></text:p>
      <text:p text:style-name="P4"/>
      <table:table table:name="Tabla9" table:style-name="Tabla9">
        <table:table-column table:style-name="Tabla9.A" table:number-columns-repeated="2"/>
        <table:table-column table:style-name="Tabla9.C"/>
        <table:table-column table:style-name="Tabla9.D"/>
        <table:table-row>
          <table:table-cell table:style-name="Tabla9.A1" office:value-type="string">
            <text:p text:style-name="P12">Nombre atributo</text:p>
          </table:table-cell>
          <table:table-cell table:style-name="Tabla9.A1" office:value-type="string">
            <text:p text:style-name="P12">Descripción</text:p>
          </table:table-cell>
          <table:table-cell table:style-name="Tabla9.A1" office:value-type="string">
            <text:p text:style-name="P12">Tipo de dato</text:p>
          </table:table-cell>
          <table:table-cell table:style-name="Tabla9.D1" office:value-type="string">
            <text:p text:style-name="P12">Restricciones</text:p>
            <text:p text:style-name="P16">(PK,FK,Nulo,Únicos, etc.)</text:p>
          </table:table-cell>
        </table:table-row>
        <table:table-row>
          <table:table-cell table:style-name="Tabla9.A2" office:value-type="string">
            <text:p text:style-name="P13">nombre</text:p>
          </table:table-cell>
          <table:table-cell table:style-name="Tabla9.A2" office:value-type="string">
            <text:p text:style-name="P13"/>
          </table:table-cell>
          <table:table-cell table:style-name="Tabla9.A2" office:value-type="string">
            <text:p text:style-name="P13">VARCHAR2</text:p>
          </table:table-cell>
          <table:table-cell table:style-name="Tabla9.D2" office:value-type="string">
            <text:p text:style-name="P13">NOT NULL</text:p>
            <text:p text:style-name="P15">(Junto con el attr. <text:span text:style-name="T2">municipio</text:span> hacen la PK (compuesta) de esta tabla)</text:p>
          </table:table-cell>
        </table:table-row>
        <table:table-row>
          <table:table-cell table:style-name="Tabla9.A2" office:value-type="string">
            <text:p text:style-name="P13">municipio</text:p>
          </table:table-cell>
          <table:table-cell table:style-name="Tabla9.A2" office:value-type="string">
            <text:p text:style-name="P13"/>
          </table:table-cell>
          <table:table-cell table:style-name="Tabla9.A2" office:value-type="string">
            <text:p text:style-name="P13">VARCHAR2</text:p>
          </table:table-cell>
          <table:table-cell table:style-name="Tabla9.D2" office:value-type="string">
            <text:p text:style-name="P13">NOT NULL</text:p>
            <text:p text:style-name="P15">(Junto con el attr. <text:span text:style-name="T2">nombre</text:span> hacen la PK (compuesta) de esta tabla)</text:p>
          </table:table-cell>
        </table:table-row>
        <table:table-row>
          <table:table-cell table:style-name="Tabla9.A2" office:value-type="string">
            <text:p text:style-name="P13">provincia</text:p>
          </table:table-cell>
          <table:table-cell table:style-name="Tabla9.A2" office:value-type="string">
            <text:p text:style-name="P13"/>
          </table:table-cell>
          <table:table-cell table:style-name="Tabla9.A2" office:value-type="string">
            <text:p text:style-name="P13">VARCHAR2</text:p>
          </table:table-cell>
          <table:table-cell table:style-name="Tabla9.D2" office:value-type="string">
            <text:p text:style-name="P15"/>
          </table:table-cell>
        </table:table-row>
      </table:table>
      <text:p text:style-name="P7"/>
      <text:p text:style-name="P10">NOMBRE ENTIDAD: <text:span text:style-name="T3">TITULACIÓN</text:span></text:p>
      <text:p text:style-name="P2">Descripción<text:span text:style-name="T1">:</text:span></text:p>
      <text:p text:style-name="P4"/>
      <text:p text:style-name="P6">Restricciones respecto a la entidad TITULACIÓN</text:p>
      <text:list xml:id="list42292838" text:continue-numbering="true" text:style-name="L1">
        <text:list-item>
          <text:p text:style-name="P22">Un alumno podrá haber estudiado en distintos centros, o en el mismo centro, varias titulaciones diferentes.. ( cardinalidad N:M )</text:p>
        </text:list-item>
      </text:list>
      <table:table table:name="Tabla8" table:style-name="Tabla8">
        <table:table-column table:style-name="Tabla8.A" table:number-columns-repeated="2"/>
        <table:table-column table:style-name="Tabla8.C"/>
        <table:table-column table:style-name="Tabla8.D"/>
        <table:table-row>
          <table:table-cell table:style-name="Tabla8.A1" office:value-type="string">
            <text:p text:style-name="P12">Nombre atributo</text:p>
          </table:table-cell>
          <table:table-cell table:style-name="Tabla8.A1" office:value-type="string">
            <text:p text:style-name="P12">Descripción</text:p>
          </table:table-cell>
          <table:table-cell table:style-name="Tabla8.A1" office:value-type="string">
            <text:p text:style-name="P12">Tipo de dato</text:p>
          </table:table-cell>
          <table:table-cell table:style-name="Tabla8.D1" office:value-type="string">
            <text:p text:style-name="P12">Restricciones</text:p>
            <text:p text:style-name="P16">(PK,FK,Nulo,Únicos, etc.)</text:p>
          </table:table-cell>
        </table:table-row>
        <table:table-row>
          <table:table-cell table:style-name="Tabla8.A2" office:value-type="string">
            <text:p text:style-name="P13">nombre_titulo</text:p>
          </table:table-cell>
          <table:table-cell table:style-name="Tabla8.A2" office:value-type="string">
            <text:p text:style-name="P13"/>
          </table:table-cell>
          <table:table-cell table:style-name="Tabla8.A2" office:value-type="string">
            <text:p text:style-name="P13">VARCHAR2</text:p>
          </table:table-cell>
          <table:table-cell table:style-name="Tabla8.D2" office:value-type="string">
            <text:p text:style-name="P13">NOT NULL</text:p>
            <text:p text:style-name="P15">(Junto con <text:span text:style-name="T2">centro_nombre, centro_municipio y dni_alumno</text:span> hacen la PK (compuesta) de esta tabla)</text:p>
          </table:table-cell>
        </table:table-row>
        <table:table-row>
          <table:table-cell table:style-name="Tabla8.A2" office:value-type="string">
            <text:p text:style-name="P13">año</text:p>
          </table:table-cell>
          <table:table-cell table:style-name="Tabla8.A2" office:value-type="string">
            <text:p text:style-name="P13"/>
          </table:table-cell>
          <table:table-cell table:style-name="Tabla8.A2" office:value-type="string">
            <text:p text:style-name="P13">YEAR(4)</text:p>
          </table:table-cell>
          <table:table-cell table:style-name="Tabla8.D2" office:value-type="string">
            <text:p text:style-name="P13">NOT NULL</text:p>
          </table:table-cell>
        </table:table-row>
        <table:table-row>
          <table:table-cell table:style-name="Tabla8.A2" office:value-type="string">
            <text:p text:style-name="P13">nota</text:p>
          </table:table-cell>
          <table:table-cell table:style-name="Tabla8.A2" office:value-type="string">
            <text:p text:style-name="P13"/>
          </table:table-cell>
          <table:table-cell table:style-name="Tabla8.A2" office:value-type="string">
            <text:p text:style-name="P13">NUMBER</text:p>
          </table:table-cell>
          <table:table-cell table:style-name="Tabla8.D2" office:value-type="string">
            <text:p text:style-name="P13">NOT NULL</text:p>
          </table:table-cell>
        </table:table-row>
        <table:table-row>
          <table:table-cell table:style-name="Tabla8.A2" office:value-type="string">
            <text:p text:style-name="P13">centro_nombre</text:p>
          </table:table-cell>
          <table:table-cell table:style-name="Tabla8.A2" office:value-type="string">
            <text:p text:style-name="P15">Referencia a la parte (attr. nombre) de la PK compuesta de la tabla CENTRO</text:p>
          </table:table-cell>
          <table:table-cell table:style-name="Tabla8.A2" office:value-type="string">
            <text:p text:style-name="P13">VARCHAR2</text:p>
          </table:table-cell>
          <table:table-cell table:style-name="Tabla8.D2" office:value-type="string">
            <text:p text:style-name="P13">FK – centro(nombre)</text:p>
            <text:p text:style-name="P15">(Junto con <text:span text:style-name="T2">titulo, centro_municipio y dni_alumno</text:span> hacen la PK (compuesta) de esta tabla)</text:p>
          </table:table-cell>
        </table:table-row>
        <table:table-row>
          <table:table-cell table:style-name="Tabla8.A2" office:value-type="string">
            <text:p text:style-name="P13">centro_municipio</text:p>
          </table:table-cell>
          <table:table-cell table:style-name="Tabla8.A2" office:value-type="string">
            <text:p text:style-name="P15">Referencia a la parte (attr. municipio) de la PK compuesta de la tabla CENTRO</text:p>
          </table:table-cell>
          <table:table-cell table:style-name="Tabla8.A2" office:value-type="string">
            <text:p text:style-name="P13">VARCHAR2</text:p>
          </table:table-cell>
          <table:table-cell table:style-name="Tabla8.D2" office:value-type="string">
            <text:p text:style-name="P13">FK – centro(municipio)</text:p>
            <text:p text:style-name="P15">(Junto con <text:span text:style-name="T2">titulo, centro_nombre y dni_alumno</text:span> hacen la PK (compuesta) de esta tabla)</text:p>
          </table:table-cell>
        </table:table-row>
        <table:table-row>
          <table:table-cell table:style-name="Tabla8.A2" office:value-type="string">
            <text:p text:style-name="P13">dni_alumno</text:p>
          </table:table-cell>
          <table:table-cell table:style-name="Tabla8.A2" office:value-type="string">
            <text:p text:style-name="P15">Referencia a la PK de la tabla ALUMNO</text:p>
          </table:table-cell>
          <table:table-cell table:style-name="Tabla8.A2" office:value-type="string">
            <text:p text:style-name="P13">VARCHAR2</text:p>
          </table:table-cell>
          <table:table-cell table:style-name="Tabla8.D2" office:value-type="string">
            <text:p text:style-name="P13">FK – alumno(DNI)</text:p>
            <text:p text:style-name="P15">(Junto con <text:span text:style-name="T2">titulo, centro_nombre y centro_municipio</text:span> hacen la PK (compuesta) de esta tabla)</text:p>
          </table:table-cell>
        </table:table-row>
      </table:table>
      <text:p text:style-name="P9">(creo que sería más lógico y menos engorroso crear un atributo, number y autoincremental, id_titulacion para la clave primaria, en vez de hacer una clave compuesta)</text:p>
      <text:p text:style-name="P9"/>
      <text:p text:style-name="P2">NOMBRE ENTIDAD: <text:span text:style-name="T3">EXP_LABORAL</text:span></text:p>
      <text:p text:style-name="P2">Descripción<text:span text:style-name="T1">:</text:span></text:p>
      <text:p text:style-name="P4"/>
      <text:p text:style-name="P6">Restricciones respecto a la entidad EXP_LABORAL</text:p>
      <text:list xml:id="list42276762" text:continue-list="list42292838" text:style-name="L1">
        <text:list-item text:start-value="1">
          <text:p text:style-name="P22">Un alumno podrá haber trabajado en distintas empresas o en la misma varias veces.</text:p>
        </text:list-item>
        <text:list-item>
          <text:p text:style-name="P22">Una empresa podrá contratar a varios alumnos.</text:p>
        </text:list-item>
      </text:list>
      <table:table table:name="Tabla10" table:style-name="Tabla10">
        <table:table-column table:style-name="Tabla10.A" table:number-columns-repeated="2"/>
        <table:table-column table:style-name="Tabla10.C"/>
        <table:table-column table:style-name="Tabla10.D"/>
        <table:table-row>
          <table:table-cell table:style-name="Tabla10.A1" office:value-type="string">
            <text:p text:style-name="P12">Nombre atributo</text:p>
          </table:table-cell>
          <table:table-cell table:style-name="Tabla10.A1" office:value-type="string">
            <text:p text:style-name="P12">Descripción</text:p>
          </table:table-cell>
          <table:table-cell table:style-name="Tabla10.A1" office:value-type="string">
            <text:p text:style-name="P12">Tipo de dato</text:p>
          </table:table-cell>
          <table:table-cell table:style-name="Tabla10.D1" office:value-type="string">
            <text:p text:style-name="P12">Restricciones</text:p>
            <text:p text:style-name="P16">(PK,FK,Nulo,Únicos, etc.)</text:p>
          </table:table-cell>
        </table:table-row>
        <table:table-row>
          <table:table-cell table:style-name="Tabla10.A2" office:value-type="string">
            <text:p text:style-name="P13">f_inicio</text:p>
          </table:table-cell>
          <table:table-cell table:style-name="Tabla10.A2" office:value-type="string">
            <text:p text:style-name="P13"/>
          </table:table-cell>
          <table:table-cell table:style-name="Tabla10.A2" office:value-type="string">
            <text:p text:style-name="P13">DATE</text:p>
          </table:table-cell>
          <table:table-cell table:style-name="Tabla10.D2" office:value-type="string">
            <text:p text:style-name="P13">NOT NULL</text:p>
            <text:p text:style-name="P15">(Junto con los attrs. <text:span text:style-name="T2">CIF_empresa y DNI_alumno</text:span> hacen la PK (compuesta) de esta tabla)</text:p>
          </table:table-cell>
        </table:table-row>
        <table:table-row>
          <table:table-cell table:style-name="Tabla10.A2" office:value-type="string">
            <text:p text:style-name="P13">f_fin</text:p>
          </table:table-cell>
          <table:table-cell table:style-name="Tabla10.A2" office:value-type="string">
            <text:p text:style-name="P13"/>
          </table:table-cell>
          <table:table-cell table:style-name="Tabla10.A2" office:value-type="string">
            <text:p text:style-name="P13">DATE</text:p>
          </table:table-cell>
          <table:table-cell table:style-name="Tabla10.D2" office:value-type="string">
            <text:p text:style-name="P13"/>
          </table:table-cell>
        </table:table-row>
        <table:table-row>
          <table:table-cell table:style-name="Tabla10.A2" office:value-type="string">
            <text:p text:style-name="P13">CIF_empresa</text:p>
          </table:table-cell>
          <table:table-cell table:style-name="Tabla10.A2" office:value-type="string">
            <text:p text:style-name="P13"/>
          </table:table-cell>
          <table:table-cell table:style-name="Tabla10.A2" office:value-type="string">
            <text:p text:style-name="P13">VARCHAR2</text:p>
          </table:table-cell>
          <table:table-cell table:style-name="Tabla10.D2" office:value-type="string">
            <text:p text:style-name="P13">FK – empresa(CIF)</text:p>
            <text:p text:style-name="P15">(Junto con los attrs. <text:span text:style-name="T2">f_inicio</text:span><text:span text:style-name="T1"> y </text:span><text:span text:style-name="T2">DNI_alumno</text:span> hacen la PK (compuesta) de esta tabla)</text:p>
          </table:table-cell>
        </table:table-row>
        <table:table-row>
          <table:table-cell table:style-name="Tabla10.A2" office:value-type="string">
            <text:p text:style-name="P13">DNI_alumno</text:p>
          </table:table-cell>
          <table:table-cell table:style-name="Tabla10.A2" office:value-type="string">
            <text:p text:style-name="P13"/>
          </table:table-cell>
          <table:table-cell table:style-name="Tabla10.A2" office:value-type="string">
            <text:p text:style-name="P13">VARCHAR2</text:p>
          </table:table-cell>
          <table:table-cell table:style-name="Tabla10.D2" office:value-type="string">
            <text:p text:style-name="P13">FK – alumno(DNI)</text:p>
            <text:p text:style-name="P15">(Junto con los attrs. <text:span text:style-name="T2">f_inicio</text:span><text:span text:style-name="T1"> y </text:span><text:span text:style-name="T2">CIF_empresa</text:span> hacen la PK (compuesta) de esta tabla)</text:p>
          </table:table-cell>
        </table:table-row>
        <text:soft-page-break/>
        <table:table-row>
          <table:table-cell table:style-name="Tabla10.A2" office:value-type="string">
            <text:p text:style-name="P13">actividad</text:p>
          </table:table-cell>
          <table:table-cell table:style-name="Tabla10.A2" office:value-type="string">
            <text:p text:style-name="P13"/>
          </table:table-cell>
          <table:table-cell table:style-name="Tabla10.A2" office:value-type="string">
            <text:p text:style-name="P13">VARCHAR2</text:p>
          </table:table-cell>
          <table:table-cell table:style-name="Tabla10.D2" office:value-type="string">
            <text:p text:style-name="P13">FK - area_laboral(nombre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1T19:25:14.02</meta:creation-date>
    <meta:editing-duration>PT4H43M19S</meta:editing-duration>
    <meta:editing-cycles>20</meta:editing-cycles>
    <meta:generator>OpenOffice/4.1.9$Win32 OpenOffice.org_project/419m1$Build-9805</meta:generator>
    <dc:date>2021-12-02T22:06:34.43</dc:date>
    <meta:document-statistic meta:table-count="11" meta:image-count="0" meta:object-count="0" meta:page-count="6" meta:paragraph-count="296" meta:word-count="1299" meta:character-count="8194"/>
  </office:meta>
</office:document-meta>
</file>